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000000384D6E0E29416C00A3C.png" manifest:media-type="image/png"/>
  <manifest:file-entry manifest:full-path="Pictures/10000201000007800000043867538937E03DD9F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等线" svg:font-family="等线"/>
    <style:font-face style:name="等线 Light1" svg:font-family="'等线 Light'"/>
    <style:font-face style:name="Cascadia Code" svg:font-family="'Cascadia Code'" style:font-pitch="fixed"/>
    <style:font-face style:name="OCR A Std" svg:font-family="'OCR A Std'" style:font-family-generic="modern" style:font-pitch="fixed"/>
    <style:font-face style:name="Cascadia Code1" svg:font-family="'Cascadia Code'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Ubuntu" svg:font-family="Ubuntu" style:font-pitch="variable"/>
    <style:font-face style:name="cmr10" svg:font-family="cmr10" style:font-pitch="variable"/>
    <style:font-face style:name="等线1" svg:font-family="等线" style:font-pitch="variable"/>
    <style:font-face style:name="等线 Light" svg:font-family="'等线 Light'" style:font-pitch="variable"/>
    <style:font-face style:name="Liberation Sans" svg:font-family="'Liberation Sans'" style:font-family-generic="modern" style:font-pitch="variable"/>
    <style:font-face style:name="OCR A Std1" svg:font-family="'OCR A Std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3">
      <style:graphic-properties draw:stroke="solid" svg:stroke-width="0.159cm" svg:stroke-color="#ff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none" draw:marker-start="" draw:fill-color="#ff0000" draw:textarea-horizontal-align="justify" draw:textarea-vertical-align="middle" draw:auto-grow-height="false" fo:min-height="0.333cm" fo:min-width="28.283cm"/>
    </style:style>
    <style:style style:name="gr13" style:family="graphic" style:parent-style-name="standard">
      <style:graphic-properties draw:textarea-horizontal-align="justify" draw:textarea-vertical-align="middle" draw:auto-grow-height="false" fo:min-height="4.75cm" fo:min-width="18.9cm"/>
      <style:paragraph-properties style:writing-mode="lr-tb"/>
    </style:style>
    <style:style style:name="gr14" style:family="graphic" style:parent-style-name="standard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6">
      <style:graphic-properties draw:stroke="solid" svg:stroke-width="0.159cm" svg:stroke-color="#a9d18e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78cm" fo:min-width="0.501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872cm" fo:min-width="0.58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5cm" fo:min-width="1.5cm"/>
      <style:paragraph-properties style:writing-mode="lr-tb"/>
    </style:style>
    <style:style style:name="gr21" style:family="graphic" style:parent-style-name="objectwithoutfill">
      <style:graphic-properties svg:stroke-color="#b4c7dc" draw:marker-end="Arrow" draw:marker-end-width="0.3cm" draw:fill="solid" draw:fill-color="#ffffff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0.818cm" fo:min-width="2.08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4" style:family="graphic" style:parent-style-name="standard">
      <style:graphic-properties svg:stroke-color="#c9211e" draw:fill-color="#c9211e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0.75cm" fo:min-width="4.3cm"/>
      <style:paragraph-properties style:writing-mode="lr-tb"/>
    </style:style>
    <style:style style:name="gr26" style:family="graphic" style:parent-style-name="objectwithoutfill">
      <style:graphic-properties svg:stroke-color="#b4c7dc" draw:marker-end="Arrow" draw:marker-end-width="0.3cm" draw:fill="solid" draw:textarea-vertical-align="middle"/>
    </style:style>
    <style:style style:name="gr27" style:family="graphic" style:parent-style-name="objectwithoutfill">
      <style:graphic-properties draw:stroke="dash" draw:stroke-dash="Double_20_Dash"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textarea-horizontal-align="justify" draw:textarea-vertical-align="middle" draw:auto-grow-height="false" fo:min-height="1.15cm" fo:min-width="5.3cm"/>
      <style:paragraph-properties style:writing-mode="lr-tb"/>
    </style:style>
    <style:style style:name="gr29" style:family="graphic" style:parent-style-name="objectwithoutfill">
      <style:graphic-properties svg:stroke-width="0.081cm" svg:stroke-color="#729fcf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textarea-horizontal-align="justify" draw:textarea-vertical-align="middle" draw:auto-grow-height="false" fo:min-height="2.35cm" fo:min-width="6.1cm"/>
      <style:paragraph-properties style:writing-mode="lr-tb"/>
    </style:style>
    <style:style style:name="gr31" style:family="graphic" style:parent-style-name="standard">
      <style:graphic-properties draw:stroke="none" draw:textarea-horizontal-align="justify" draw:textarea-vertical-align="middle" draw:auto-grow-height="false" fo:min-height="0.092cm" fo:min-width="5.49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34" style:family="graphic" style:parent-style-name="standard">
      <style:graphic-properties draw:fill-color="#e8a202" draw:textarea-horizontal-align="justify" draw:textarea-vertical-align="middle" draw:auto-grow-height="false" fo:min-height="0.6cm" fo:min-width="0.35cm"/>
    </style:style>
    <style:style style:name="gr35" style:family="graphic" style:parent-style-name="standard">
      <style:graphic-properties draw:stroke="none" draw:fill-color="#3faf46" draw:textarea-horizontal-align="justify" draw:textarea-vertical-align="middle" draw:auto-grow-height="false" fo:min-height="0cm" fo:min-width="0.1cm"/>
    </style:style>
    <style:style style:name="gr36" style:family="graphic" style:parent-style-name="standard">
      <style:graphic-properties draw:stroke="none" draw:fill-color="#3faf46" draw:textarea-horizontal-align="justify" draw:textarea-vertical-align="middle" draw:auto-grow-height="false" fo:min-height="0.75cm" fo:min-width="0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38" style:family="graphic" style:parent-style-name="standard">
      <style:graphic-properties draw:stroke="none" draw:textarea-horizontal-align="justify" draw:textarea-vertical-align="middle" draw:auto-grow-height="false" fo:min-height="1.35cm" fo:min-width="7.7cm"/>
      <style:paragraph-properties style:writing-mode="lr-tb"/>
    </style:style>
    <style:style style:name="gr39" style:family="graphic" style:parent-style-name="standard">
      <style:graphic-properties draw:stroke="none" draw:textarea-horizontal-align="justify" draw:textarea-vertical-align="middle" draw:auto-grow-height="false" fo:min-height="0.05cm" fo:min-width="3.701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911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1.15cm" fo:min-width="3.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23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039cm"/>
      <style:paragraph-properties style:writing-mode="lr-tb"/>
    </style:style>
    <style:style style:name="pr1" style:family="presentation" style:parent-style-name="默认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默认1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默认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默认1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默认1-title">
      <style:graphic-properties draw:auto-grow-height="true" fo:min-height="1.838cm"/>
      <style:paragraph-properties style:writing-mode="lr-tb"/>
    </style:style>
    <style:style style:name="pr7" style:family="presentation" style:parent-style-name="默认1-notes">
      <style:graphic-properties draw:fill-color="#ffffff" fo:min-height="13.364cm"/>
      <style:paragraph-properties style:writing-mode="lr-tb"/>
    </style:style>
    <style:style style:name="pr8" style:family="presentation" style:parent-style-name="默认1-title">
      <style:graphic-properties fo:min-height="1.838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9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" fo:font-size="24pt" style:font-name-asian="Ubuntu" style:font-size-asian="2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8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8pt" fo:hyphenate="false"/>
    </style:style>
    <style:style style:name="P14" style:family="paragraph">
      <loext:graphic-properties draw:fill-color="#ff0000"/>
      <style:paragraph-properties fo:text-align="center"/>
    </style:style>
    <style:style style:name="P15" style:family="paragraph">
      <style:paragraph-properties fo:text-align="center" style:writing-mode="lr-tb"/>
      <style:text-properties style:font-name="Ubuntu" fo:font-size="22pt" style:font-size-asian="22pt" style:font-size-complex="22pt"/>
    </style:style>
    <style:style style:name="P16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60pt" fo:text-shadow="1pt 1pt" fo:hyphenate="false"/>
    </style:style>
    <style:style style:name="P17" style:family="paragraph">
      <loext:graphic-properties draw:fill="none" draw:fill-color="#ffffff"/>
      <style:paragraph-properties fo:margin-left="0cm" fo:margin-right="0cm" fo:margin-top="0.353cm" fo:margin-bottom="0cm" fo:line-height="9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text-shadow="1pt 1pt" style:font-size-asian="24pt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text-shadow="1pt 1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text-shadow="1pt 1pt" fo:hyphenate="false"/>
    </style:style>
    <style:style style:name="P20" style:family="paragraph">
      <loext:graphic-properties draw:fill-color="#ffffff"/>
      <style:paragraph-properties style:writing-mode="lr-tb"/>
      <style:text-properties style:font-size-asian="20pt"/>
    </style:style>
    <style:style style:name="P21" style:family="paragraph">
      <style:paragraph-properties style:writing-mode="lr-tb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 style:writing-mode="lr-tb"/>
      <style:text-properties fo:color="#ffffff" fo:font-size="15pt" style:font-size-asian="15pt" style:font-size-complex="15pt"/>
    </style:style>
    <style:style style:name="P25" style:family="paragraph">
      <style:paragraph-properties fo:text-align="center" style:writing-mode="lr-tb"/>
    </style:style>
    <style:style style:name="P26" style:family="paragraph">
      <loext:graphic-properties draw:fill="solid" draw:fill-color="#ffffff"/>
      <style:paragraph-properties fo:text-align="center"/>
    </style:style>
    <style:style style:name="P27" style:family="paragraph">
      <loext:graphic-properties draw:fill="none" draw:fill-color="#ffffff"/>
      <style:paragraph-properties style:writing-mode="lr-tb"/>
      <style:text-properties fo:color="#ffffff"/>
    </style:style>
    <style:style style:name="P28" style:family="paragraph">
      <loext:graphic-properties draw:fill-color="#c9211e"/>
      <style:paragraph-properties fo:text-align="center"/>
    </style:style>
    <style:style style:name="P29" style:family="paragraph">
      <style:paragraph-properties fo:text-align="center" style:writing-mode="lr-tb"/>
      <style:text-properties fo:color="#000000"/>
    </style:style>
    <style:style style:name="P30" style:family="paragraph">
      <loext:graphic-properties draw:fill="solid"/>
      <style:paragraph-properties fo:text-align="center"/>
    </style:style>
    <style:style style:name="P31" style:family="paragraph">
      <loext:graphic-properties draw:fill="none"/>
      <style:paragraph-properties fo:text-align="center"/>
    </style:style>
    <style:style style:name="P32" style:family="paragraph">
      <style:paragraph-properties fo:text-align="center" style:writing-mode="lr-tb"/>
      <style:text-properties style:font-name="Ubuntu" fo:font-size="13pt" style:font-name-asian="Ubuntu" style:font-size-asian="13pt" style:font-size-complex="13pt"/>
    </style:style>
    <style:style style:name="P33" style:family="paragraph">
      <loext:graphic-properties draw:fill="none" draw:fill-color="#ffffff"/>
      <style:paragraph-properties style:writing-mode="lr-tb"/>
      <style:text-properties fo:color="#ffffff" fo:font-size="26pt" style:font-size-asian="26pt" style:font-size-complex="26pt"/>
    </style:style>
    <style:style style:name="P34" style:family="paragraph">
      <loext:graphic-properties draw:fill-color="#e8a202"/>
      <style:paragraph-properties fo:text-align="center"/>
    </style:style>
    <style:style style:name="P35" style:family="paragraph">
      <loext:graphic-properties draw:fill-color="#3faf46"/>
      <style:paragraph-properties fo:text-align="center"/>
    </style:style>
    <style:style style:name="P36" style:family="paragraph">
      <loext:graphic-properties draw:fill="none" draw:fill-color="#ffffff"/>
      <style:paragraph-properties fo:text-align="center" style:writing-mode="lr-tb"/>
      <style:text-properties fo:color="#ffffff" style:font-name="cmr10" fo:font-size="42pt" style:font-size-asian="42pt" style:font-size-complex="42pt"/>
    </style:style>
    <style:style style:name="P37" style:family="paragraph">
      <loext:graphic-properties draw:fill-color="#ffffff"/>
      <style:paragraph-properties style:writing-mode="lr-tb"/>
      <style:text-properties style:font-size-asian="28.1000003814697pt"/>
    </style:style>
    <style:style style:name="P38" style:family="paragraph">
      <style:paragraph-properties fo:text-align="center" style:writing-mode="lr-tb"/>
      <style:text-properties style:font-name="Cascadia Cod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等线 Light1" fo:font-size="44pt" fo:letter-spacing="normal" fo:font-style="normal" style:text-underline-style="none" fo:font-weight="bold" style:font-size-asian="44pt" style:language-asian="zh" style:country-asian="CN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Ubuntu" fo:font-size="24pt" fo:letter-spacing="normal" fo:font-style="normal" style:text-underline-style="none" fo:font-weight="normal" style:font-name-asian="Ubuntu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text-position="0% 100%" style:font-name="OCR A Std" fo:font-size="36pt" fo:letter-spacing="normal" fo:language="en" fo:country="US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Noto Sans CJK SC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CR A Std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等线" fo:font-size="36pt" fo:letter-spacing="normal" fo:font-style="normal" style:text-underline-style="none" fo:font-weight="bold" style:font-size-asian="36pt" style:language-asian="zh" style:country-asian="CN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等线" fo:font-size="20pt" fo:letter-spacing="normal" fo:language="en" fo:country="US" fo:font-style="normal" style:text-underline-style="none" fo:font-weight="bold" style:font-size-asian="20pt" style:language-asian="zh" style:country-asian="CN" style:font-style-asian="normal" style:font-weight-asian="bold" style:font-size-complex="20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等线 Light1" fo:font-size="44pt" fo:letter-spacing="normal" fo:font-style="normal" style:text-underline-style="none" fo:font-weight="normal" style:font-size-asian="44pt" style:language-asian="zh" style:country-asian="CN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等线 Light1" fo:font-size="44pt" fo:letter-spacing="normal" fo:language="en" fo:country="US" fo:font-style="normal" style:text-underline-style="none" fo:font-weight="normal" style:font-size-asian="44pt" style:language-asian="zh" style:country-asian="CN" style:font-style-asian="normal" style:font-weight-asian="normal" style:font-size-complex="4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等线" fo:font-size="18pt" fo:letter-spacing="normal" fo:font-style="normal" style:text-underline-style="none" fo:font-weight="normal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等线" fo:font-size="18pt" fo:letter-spacing="normal" fo:language="en" fo:country="US" fo:font-style="normal" style:text-underline-style="none" fo:font-weight="normal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等线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等线" fo:font-size="18pt" fo:letter-spacing="normal" fo:language="en" fo:country="US" fo:font-style="normal" style:text-underline-style="none" fo:font-weight="bold" style:font-size-asian="18pt" style:language-asian="zh" style:country-asian="CN" style:font-style-asian="normal" style:font-weight-asian="bold" style:font-size-complex="18pt" style:font-style-complex="normal" style:font-weight-complex="bold"/>
    </style:style>
    <style:style style:name="T13" style:family="text">
      <style:text-properties style:font-name="Ubuntu" fo:font-size="22pt" style:font-size-asian="22pt" style:font-size-complex="22pt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等线 Light1" fo:font-size="44pt" fo:letter-spacing="normal" fo:font-style="normal" fo:text-shadow="1pt 1pt" style:text-underline-style="none" fo:font-weight="bold" style:font-size-asian="44pt" style:language-asian="zh" style:country-asian="CN" style:font-style-asian="normal" style:font-weight-asian="bold" style:font-size-complex="44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等线" fo:font-size="24pt" fo:letter-spacing="normal" fo:font-style="normal" fo:text-shadow="1pt 1pt" style:text-underline-style="none" fo:font-weight="normal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a9d18e" style:text-line-through-style="none" style:text-line-through-type="none" style:text-position="0% 100%" style:font-name="等线" fo:font-size="36pt" fo:letter-spacing="normal" fo:font-style="normal" fo:text-shadow="1pt 1pt" style:text-underline-style="none" fo:font-weight="bold" style:font-size-asian="36pt" style:language-asian="zh" style:country-asian="CN" style:font-style-asian="normal" style:font-weight-asian="bold" style:font-size-complex="36pt" style:font-style-complex="normal" style:font-weight-complex="bold"/>
    </style:style>
    <style:style style:name="T17" style:family="text">
      <style:text-properties fo:font-variant="normal" fo:text-transform="none" fo:color="#a9d18e" style:text-line-through-style="none" style:text-line-through-type="none" style:text-position="0% 100%" style:font-name="等线" fo:font-size="20pt" fo:letter-spacing="normal" fo:language="en" fo:country="US" fo:font-style="normal" fo:text-shadow="1pt 1pt" style:text-underline-style="none" fo:font-weight="bold" style:font-size-asian="20pt" style:language-asian="zh" style:country-asian="CN" style:font-style-asian="normal" style:font-weight-asian="bold" style:font-size-complex="20pt" style:font-style-complex="normal" style:font-weight-complex="bold"/>
    </style:style>
    <style:style style:name="T18" style:family="text">
      <style:text-properties fo:color="#ffffff" fo:font-size="15pt" style:font-size-asian="15pt" style:font-size-complex="15pt"/>
    </style:style>
    <style:style style:name="T19" style:family="text">
      <style:text-properties fo:color="#ffffff"/>
    </style:style>
    <style:style style:name="T20" style:family="text">
      <style:text-properties fo:color="#000000"/>
    </style:style>
    <style:style style:name="T21" style:family="text">
      <style:text-properties style:font-name="Ubuntu" fo:font-size="13pt" style:font-name-asian="Ubuntu" style:font-size-asian="13pt" style:font-size-complex="13pt"/>
    </style:style>
    <style:style style:name="T22" style:family="text">
      <style:text-properties fo:color="#ffffff" fo:font-size="26pt" style:font-size-asian="26pt" style:font-size-complex="26pt"/>
    </style:style>
    <style:style style:name="T23" style:family="text">
      <style:text-properties fo:color="#ffffff" style:font-name="cmr10" fo:font-size="54pt" style:font-size-asian="54pt" style:font-size-complex="54pt"/>
    </style:style>
    <style:style style:name="T24" style:family="text">
      <style:text-properties fo:color="#ffffff" style:font-name="cmr10" fo:font-size="42pt" style:font-size-asian="42pt" style:font-size-complex="42pt"/>
    </style:style>
    <style:style style:name="T25" style:family="text">
      <style:text-properties style:font-name="Cascadia Code"/>
    </style:style>
    <style:style style:name="T26" style:family="text">
      <style:text-properties fo:color="#ffffff" style:font-name="Cascadia Cod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a9d18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draw:name="标题 1" presentation:style-name="pr1" draw:text-style-name="P2" draw:layer="layout" svg:width="6.516cm" svg:height="1.794cm" svg:x="21.4cm" svg:y="11.006cm" presentation:class="title" presentation:user-transformed="true">
          <draw:text-box>
            <text:p text:style-name="P1"><text:span text:style-name="T1">保护模式</text:span></text:p>
          </draw:text-box>
        </draw:frame>
        <draw:frame draw:name="副标题 2" draw:style-name="gr1" draw:text-style-name="P4" draw:layer="layout" svg:width="9.107cm" svg:height="1.308cm" svg:x="18.6cm" svg:y="12.6cm">
          <draw:text-box>
            <text:p text:style-name="P3"><text:span text:style-name="T2">我们的内存</text:span></text:p>
          </draw:text-box>
        </draw:frame>
        <draw:custom-shape draw:name="文本框 3" draw:style-name="gr2" draw:text-style-name="P6" draw:layer="layout" svg:width="6.353cm" svg:height="1.775cm" svg:x="22.447cm" svg:y="13.975cm">
          <text:p text:style-name="P5"><text:span text:style-name="T3">EP 5</text:span><text:span text:style-name="T4">-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4" draw:style-name="gr3" draw:text-style-name="P8" draw:layer="layout" svg:width="4.38cm" svg:height="3.467cm" draw:transform="rotate (-0.503876555050763) translate (17.164cm 10.049cm)">
          <text:p text:style-name="P7"><text:span text:style-name="T5">纯理论</text:span></text:p>
          <text:p text:style-name="P7"><text:span text:style-name="T6">Pure The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1" presentation:presentation-page-layout-name="AL2T1">
        <office:forms form:automatic-focus="false" form:apply-design-mode="false"/>
        <draw:frame draw:name="标题 1_0" presentation:style-name="pr3" draw:text-style-name="P11" draw:layer="layout" svg:width="18.315cm" svg:height="2.195cm" svg:x="10.552cm" svg:y="-0.053cm" presentation:class="title" presentation:user-transformed="true">
          <draw:text-box>
            <text:p text:style-name="P10"><text:span text:style-name="T7">分页（</text:span><text:span text:style-name="T8">Paging</text:span><text:span text:style-name="T8">）</text:span></text:p>
          </draw:text-box>
        </draw:frame>
        <draw:custom-shape draw:name="文本框 3_0" draw:style-name="gr5" draw:text-style-name="P13" draw:layer="layout" svg:width="16.224cm" svg:height="1.013cm" svg:x="0.801cm" svg:y="3.254cm">
          <text:list text:style-name="L4">
            <text:list-item>
              <text:p text:style-name="P12"><text:span text:style-name="T9">分页只有在保护模式下才可被开启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5_0" draw:style-name="gr6" draw:text-style-name="P13" draw:layer="layout" svg:width="16.224cm" svg:height="1.013cm" svg:x="0.801cm" svg:y="4.28cm">
          <text:list text:style-name="L4">
            <text:list-item>
              <text:p text:style-name="P12"><text:span text:style-name="T9">分页默认是不启用的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7" draw:style-name="gr7" draw:text-style-name="P13" draw:layer="layout" svg:width="16.224cm" svg:height="1.013cm" svg:x="0.801cm" svg:y="5.346cm">
          <text:list text:style-name="L4">
            <text:list-item>
              <text:p text:style-name="P12"><text:span text:style-name="T9">通过设置</text:span><text:span text:style-name="T10">CR0</text:span><text:span text:style-name="T10">寄存器的</text:span><text:span text:style-name="T10">PG</text:span><text:span text:style-name="T10">位可以开启分页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9" draw:style-name="gr8" draw:text-style-name="P6" draw:layer="layout" svg:width="16.926cm" svg:height="4.059cm" svg:x="0.8cm" svg:y="6.412cm">
          <text:list text:style-name="L4">
            <text:list-item>
              <text:p text:style-name="P5"><text:span text:style-name="T9">有三种分页模式，可通过设置不同寄存器的指定位来开启：</text:span></text:p>
            </text:list-item>
          </text:list>
          <text:list text:style-name="L5">
            <text:list-item>
              <text:list>
                <text:list-item>
                  <text:p text:style-name="P5"><text:span text:style-name="T10">32</text:span><text:span text:style-name="T10">位分页</text:span></text:p>
                </text:list-item>
                <text:list-item>
                  <text:p text:style-name="P5"><text:span text:style-name="T10">PAE</text:span><text:span text:style-name="T10">分页</text:span></text:p>
                </text:list-item>
                <text:list-item>
                  <text:p text:style-name="P5"><text:span text:style-name="T10">4</text:span><text:span text:style-name="T10">层分页（用于</text:span><text:span text:style-name="T10">IA-32e</text:span><text:span text:style-name="T10">模式）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1" draw:style-name="gr9" draw:text-style-name="P13" draw:layer="layout" svg:width="16.224cm" svg:height="1.013cm" svg:x="0.8cm" svg:y="10.21cm">
          <text:list text:style-name="L4">
            <text:list-item>
              <text:p text:style-name="P12"><text:span text:style-name="T9">我们主要着重讨论</text:span><text:span text:style-name="T10">32</text:span><text:span text:style-name="T10">位分页模式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3" draw:style-name="gr10" draw:text-style-name="P6" draw:layer="layout" svg:width="16.224cm" svg:height="3.299cm" svg:x="0.8cm" svg:y="11.701cm">
          <text:list text:style-name="L4">
            <text:list-item>
              <text:p text:style-name="P5"><text:span text:style-name="T9">在这个模式下：</text:span></text:p>
            </text:list-item>
          </text:list>
          <text:list text:style-name="L5">
            <text:list-item>
              <text:list>
                <text:list-item>
                  <text:p text:style-name="P5"><text:span text:style-name="T10">32</text:span><text:span text:style-name="T10">位的线性地址</text:span></text:p>
                </text:list-item>
                <text:list-item>
                  <text:p text:style-name="P5"><text:span text:style-name="T10">40</text:span><text:span text:style-name="T10">位的物理地址</text:span></text:p>
                </text:list-item>
                <text:list-item>
                  <text:p text:style-name="P5"><text:span text:style-name="T10">每页大小可以是</text:span><text:span text:style-name="T10">4KB</text:span><text:span text:style-name="T10">或者</text:span><text:span text:style-name="T10">4MB</text:span><text:span text:style-name="T10">。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4" draw:style-name="gr11" draw:text-style-name="P6" draw:layer="layout" svg:width="13.656cm" svg:height="5.585cm" svg:x="14.144cm" svg:y="8.575cm">
          <text:p text:style-name="P5"><text:span text:style-name="T11">40</text:span><text:span text:style-name="T12">位地址？我们不是</text:span><text:span text:style-name="T12">32</text:span><text:span text:style-name="T12">位的吗？</text:span></text:p>
          <text:p text:style-name="P5"><text:span text:style-name="T12"/></text:p>
          <text:p text:style-name="P5"><text:span text:style-name="T10">这个和</text:span><text:span text:style-name="T10">PSE</text:span><text:span text:style-name="T10">有关系（</text:span><text:span text:style-name="T10">Page Size Extension</text:span><text:span text:style-name="T10">），</text:span><text:span text:style-name="T10">PSE</text:span><text:span text:style-name="T10">的特点就是将页的大小从传统的</text:span><text:span text:style-name="T10">4KB</text:span><text:span text:style-name="T10">拓展到</text:span><text:span text:style-name="T10">4MB</text:span><text:span text:style-name="T10">（两者可以共存）。</text:span></text:p>
          <text:p text:style-name="P5"><text:span text:style-name="T10"/></text:p>
          <text:p text:style-name="P5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14" xml:id="id2" draw:id="id2" draw:layer="layout" svg:width="28.783cm" svg:height="0.583cm" draw:transform="rotate (-0.412246769321061) translate (1.002cm 2.7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xml:id="id3" draw:id="id3" draw:layer="layout" svg:width="28.783cm" svg:height="0.583cm" draw:transform="rotate (0.402647458435092) translate (0.717cm 14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xml:id="id4" draw:id="id4" draw:layer="layout" svg:width="19.4cm" svg:height="5cm" svg:x="5.2cm" svg:y="6.359cm">
          <text:p text:style-name="P15"><text:span text:style-name="T13">Enough! F*ck it, just cut the bullshit…</text:span></text:p>
          <text:p text:style-name="P15"><text:span text:style-name="T13"/></text:p>
          <text:p text:style-name="P15"><text:span text:style-name="T13">Talk is cheap, show me the code!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1" presentation:presentation-page-layout-name="AL1T0">
        <office:forms form:automatic-focus="false" form:apply-design-mode="false"/>
        <draw:frame draw:name="标题 1_1" presentation:style-name="pr5" draw:text-style-name="P16" draw:layer="layout" svg:width="6.516cm" svg:height="1.794cm" svg:x="21.4cm" svg:y="11.006cm" presentation:class="title" presentation:user-transformed="true">
          <draw:text-box>
            <text:p xml:id="id6" text:id="id6" text:style-name="P1"><text:span text:style-name="T14">开始编码</text:span><text:span text:style-name="T14">!</text:span></text:p>
          </draw:text-box>
        </draw:frame>
        <draw:frame draw:name="副标题 2_1" draw:style-name="gr14" draw:text-style-name="P17" draw:layer="layout" svg:width="9.107cm" svg:height="1.308cm" svg:x="18.6cm" svg:y="12.667cm">
          <draw:text-box>
            <text:p xml:id="id7" text:id="id7" text:style-name="P3"><text:span text:style-name="T15">环境搭建与项目结构</text:span></text:p>
          </draw:text-box>
        </draw:frame>
        <draw:custom-shape draw:name="文本框 3_1" draw:style-name="gr15" draw:text-style-name="P6" draw:layer="layout" svg:width="6.353cm" svg:height="1.775cm" svg:x="22.447cm" svg:y="13.975cm">
          <text:p text:style-name="P5"><text:span text:style-name="T3">EP 5</text:span><text:span text:style-name="T4">-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5" draw:style-name="gr16" draw:text-style-name="P19" xml:id="id5" draw:id="id5" draw:layer="layout" svg:width="4.38cm" svg:height="2.622cm" draw:transform="rotate (-0.667239373037433) translate (14.223cm 9.8cm)">
          <text:p text:style-name="P18"><text:span text:style-name="T16">实践</text:span></text:p>
          <text:p text:style-name="P18"><text:span text:style-name="T17">Pract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0;width" smil:keyTimes="0;1"/>
                  <anim:animate smil:dur="0.5s" smil:fill="hold" smil:targetElement="id5" smil:attributeName="height" smil:values="0;height" smil:keyTimes="0;1"/>
                  <anim:transitionFilter smil:dur="0.5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 presentation:preset-property="Direction;Accelerate;Decelerate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1+width/2;x" smil:keyTimes="0;1"/>
                  <anim:animate smil:dur="0.5s" smil:fill="hold" smil:targetElement="id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默认1" presentation:presentation-page-layout-name="AL2T1">
        <office:forms form:automatic-focus="false" form:apply-design-mode="false"/>
        <draw:frame presentation:style-name="pr6" draw:text-style-name="P21" draw:layer="layout" svg:width="18.2cm" svg:height="1.838cm" svg:x="9.6cm" svg:y="-0.033cm" presentation:class="title" presentation:user-transformed="true">
          <draw:text-box>
            <text:p>构建流程</text:p>
          </draw:text-box>
        </draw:frame>
        <draw:custom-shape draw:style-name="gr17" draw:text-style-name="P22" xml:id="id8" draw:id="id8" draw:layer="layout" svg:width="1cm" svg:height="1.285cm" svg:x="2.2cm" svg:y="5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8" draw:text-style-name="P22" xml:id="id9" draw:id="id9" draw:layer="layout" svg:width="1.088cm" svg:height="1.4cm" svg:x="2.712cm" svg:y="5.485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7" draw:text-style-name="P22" xml:id="id10" draw:id="id10" draw:layer="layout" svg:width="1cm" svg:height="1.285cm" svg:x="3cm" svg:y="4.6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19" draw:text-style-name="P24" xml:id="id11" draw:id="id11" draw:layer="layout" svg:width="1.8cm" svg:height="0.839cm" svg:x="2.2cm" svg:y="6.961cm">
          <draw:text-box>
            <text:p text:style-name="P23"><text:span text:style-name="T18">*.c</text:span></text:p>
          </draw:text-box>
        </draw:frame>
        <draw:custom-shape draw:style-name="gr17" draw:text-style-name="P22" xml:id="id12" draw:id="id12" draw:layer="layout" svg:width="1cm" svg:height="1.285cm" svg:x="2.2cm" svg:y="9.285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8" draw:text-style-name="P22" xml:id="id13" draw:id="id13" draw:layer="layout" svg:width="1.088cm" svg:height="1.4cm" svg:x="2.712cm" svg:y="9.77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7" draw:text-style-name="P22" xml:id="id14" draw:id="id14" draw:layer="layout" svg:width="1cm" svg:height="1.285cm" svg:x="3cm" svg:y="8.885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19" draw:text-style-name="P24" xml:id="id15" draw:id="id15" draw:layer="layout" svg:width="1.8cm" svg:height="0.839cm" svg:x="2.2cm" svg:y="11.208cm">
          <draw:text-box>
            <text:p text:style-name="P23"><text:span text:style-name="T18">*.s</text:span></text:p>
          </draw:text-box>
        </draw:frame>
        <draw:custom-shape draw:style-name="gr17" draw:text-style-name="P22" xml:id="id24" draw:id="id24" draw:layer="layout" svg:width="1cm" svg:height="1.285cm" svg:x="11.4cm" svg:y="6.6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8" draw:text-style-name="P22" xml:id="id20" draw:id="id20" draw:layer="layout" svg:width="1.088cm" svg:height="1.4cm" svg:x="11.912cm" svg:y="7.085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7" draw:text-style-name="P22" xml:id="id25" draw:id="id25" draw:layer="layout" svg:width="1cm" svg:height="1.285cm" svg:x="12.2cm" svg:y="6.2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19" draw:text-style-name="P24" xml:id="id21" draw:id="id21" draw:layer="layout" svg:width="1.8cm" svg:height="0.839cm" svg:x="11.4cm" svg:y="8.523cm">
          <draw:text-box>
            <text:p text:style-name="P23"><text:span text:style-name="T18">*.o</text:span></text:p>
          </draw:text-box>
        </draw:frame>
        <draw:custom-shape draw:style-name="gr20" draw:text-style-name="P25" xml:id="id16" draw:id="id16" draw:layer="layout" svg:width="2cm" svg:height="1cm" svg:x="6.6cm" svg:y="5.17cm">
          <text:p text:style-name="P25">gcc</text:p>
          <draw:enhanced-geometry svg:viewBox="0 0 21600 21600" draw:type="rectangle" draw:enhanced-path="M 0 0 L 21600 0 21600 21600 0 21600 0 0 Z N"/>
        </draw:custom-shape>
        <draw:custom-shape draw:style-name="gr20" draw:text-style-name="P25" xml:id="id17" draw:id="id17" draw:layer="layout" svg:width="2cm" svg:height="1cm" svg:x="6.6cm" svg:y="9.37cm">
          <text:p text:style-name="P25">as</text:p>
          <draw:enhanced-geometry svg:viewBox="0 0 21600 21600" draw:type="rectangle" draw:enhanced-path="M 0 0 L 21600 0 21600 21600 0 21600 0 0 Z N"/>
        </draw:custom-shape>
        <draw:polyline draw:style-name="gr21" draw:text-style-name="P26" xml:id="id18" draw:id="id18" draw:layer="layout" svg:width="2.399cm" svg:height="0cm" svg:x="4.2cm" svg:y="5.77cm" svg:viewBox="0 0 2400 0" draw:points="0,0 2400,0">
          <text:p/>
        </draw:polyline>
        <draw:polyline draw:style-name="gr21" draw:text-style-name="P26" xml:id="id19" draw:id="id19" draw:layer="layout" svg:width="2.399cm" svg:height="0cm" svg:x="4.2cm" svg:y="9.97cm" svg:viewBox="0 0 2400 0" draw:points="0,0 2400,0">
          <text:p/>
        </draw:polyline>
        <draw:polyline draw:style-name="gr21" draw:text-style-name="P26" xml:id="id22" draw:id="id22" draw:layer="layout" svg:width="2.399cm" svg:height="1.599cm" svg:x="8.8cm" svg:y="5.77cm" svg:viewBox="0 0 2400 1600" draw:points="0,0 2400,1600">
          <text:p/>
        </draw:polyline>
        <draw:polyline draw:style-name="gr21" draw:text-style-name="P26" xml:id="id23" draw:id="id23" draw:layer="layout" svg:width="2.399cm" svg:height="1.799cm" svg:x="8.8cm" svg:y="7.97cm" svg:viewBox="0 0 2400 1800" draw:points="0,1800 2400,0">
          <text:p/>
        </draw:polyline>
        <draw:custom-shape draw:style-name="gr22" draw:text-style-name="P25" xml:id="id31" draw:id="id31" draw:layer="layout" svg:width="3cm" svg:height="1.6cm" svg:x="9.6cm" svg:y="2cm">
          <text:p text:style-name="P25"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23" draw:text-style-name="P27" xml:id="id32" draw:id="id32" draw:layer="layout" svg:width="5.8cm" svg:height="0.962cm" svg:x="8.8cm" svg:y="1cm">
          <draw:text-box>
            <text:p><text:span text:style-name="T19">std libs, os libs</text:span></text:p>
          </draw:text-box>
        </draw:frame>
        <draw:polyline draw:style-name="gr21" draw:text-style-name="P26" xml:id="id33" draw:id="id33" draw:layer="layout" svg:width="3.399cm" svg:height="3.999cm" svg:x="12.8cm" svg:y="3cm" svg:viewBox="0 0 3400 4000" draw:points="0,0 3400,4000">
          <text:p/>
        </draw:polyline>
        <draw:custom-shape draw:style-name="gr24" draw:text-style-name="P28" xml:id="id34" draw:id="id34" draw:layer="layout" svg:width="1.2cm" svg:height="1.2cm" draw:transform="rotate (0.785398163397448) translate (10.4cm 2.811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956.5362198168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polyline draw:style-name="gr21" draw:text-style-name="P26" xml:id="id26" draw:id="id26" draw:layer="layout" svg:width="1.599cm" svg:height="0cm" svg:x="13.6cm" svg:y="7.6cm" svg:viewBox="0 0 1600 0" draw:points="0,0 1600,0">
          <text:p/>
        </draw:polyline>
        <draw:custom-shape draw:style-name="gr20" draw:text-style-name="P25" xml:id="id27" draw:id="id27" draw:layer="layout" svg:width="2cm" svg:height="1cm" svg:x="15.4cm" svg:y="7.2cm">
          <text:p text:style-name="P25">ld</text:p>
          <draw:enhanced-geometry svg:viewBox="0 0 21600 21600" draw:type="rectangle" draw:enhanced-path="M 0 0 L 21600 0 21600 21600 0 21600 0 0 Z N"/>
        </draw:custom-shape>
        <draw:custom-shape draw:style-name="gr17" draw:text-style-name="P22" xml:id="id28" draw:id="id28" draw:layer="layout" svg:width="1cm" svg:height="1.285cm" svg:x="19.8cm" svg:y="6.915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polyline draw:style-name="gr21" draw:text-style-name="P26" xml:id="id29" draw:id="id29" draw:layer="layout" svg:width="1.599cm" svg:height="0cm" svg:x="17.6cm" svg:y="7.6cm" svg:viewBox="0 0 1600 0" draw:points="0,0 1600,0">
          <text:p/>
        </draw:polyline>
        <draw:frame draw:style-name="gr19" draw:text-style-name="P24" xml:id="id30" draw:id="id30" draw:layer="layout" svg:width="3.6cm" svg:height="0.839cm" svg:x="18.6cm" svg:y="8.238cm">
          <draw:text-box>
            <text:p text:style-name="P23"><text:span text:style-name="T18">kernel.bin</text:span></text:p>
          </draw:text-box>
        </draw:frame>
        <draw:custom-shape draw:style-name="gr17" draw:text-style-name="P22" xml:id="id35" draw:id="id35" draw:layer="layout" svg:width="1cm" svg:height="1.285cm" svg:x="12cm" svg:y="10.8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19" draw:text-style-name="P24" xml:id="id36" draw:id="id36" draw:layer="layout" svg:width="1.8cm" svg:height="0.839cm" svg:x="11.6cm" svg:y="12.4cm">
          <draw:text-box>
            <text:p text:style-name="P23"><text:span text:style-name="T18">grub</text:span></text:p>
          </draw:text-box>
        </draw:frame>
        <draw:custom-shape draw:style-name="gr25" draw:text-style-name="P29" xml:id="id1" draw:id="id1" draw:layer="layout" svg:width="4.8cm" svg:height="1cm" svg:x="18cm" svg:y="11cm">
          <text:p text:style-name="P29"><text:span text:style-name="T20">grub-rescue</text:span></text:p>
          <draw:enhanced-geometry svg:viewBox="0 0 21600 21600" draw:type="rectangle" draw:enhanced-path="M 0 0 L 21600 0 21600 21600 0 21600 0 0 Z N"/>
        </draw:custom-shape>
        <draw:polyline draw:style-name="gr21" draw:text-style-name="P26" xml:id="id37" draw:id="id37" draw:layer="layout" svg:width="3.999cm" svg:height="0cm" svg:x="13.6cm" svg:y="11.4cm" svg:viewBox="0 0 4000 0" draw:points="0,0 4000,0">
          <text:p/>
        </draw:polyline>
        <draw:polyline draw:style-name="gr21" draw:text-style-name="P26" xml:id="id38" draw:id="id38" draw:layer="layout" svg:width="0cm" svg:height="1.599cm" svg:x="20.4cm" svg:y="9.2cm" svg:viewBox="0 0 0 1600" draw:points="0,0 0,1600">
          <text:p/>
        </draw:polyline>
        <draw:custom-shape draw:style-name="gr17" draw:text-style-name="P22" xml:id="id39" draw:id="id39" draw:layer="layout" svg:width="1cm" svg:height="1.285cm" svg:x="24.4cm" svg:y="13.038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19" draw:text-style-name="P24" xml:id="id40" draw:id="id40" draw:layer="layout" svg:width="3.2cm" svg:height="0.839cm" svg:x="23.4cm" svg:y="14.361cm">
          <draw:text-box>
            <text:p text:style-name="P23"><text:span text:style-name="T18">my-os.iso</text:span></text:p>
          </draw:text-box>
        </draw:frame>
        <draw:connector draw:style-name="gr26" draw:text-style-name="P30" xml:id="id41" draw:id="id41" draw:layer="layout" draw:type="lines" draw:line-skew="1.44cm" svg:x1="20.4cm" svg:y1="12cm" svg:x2="22.99cm" svg:y2="13.941cm" draw:start-shape="id1" draw:start-glue-point="2" svg:d="M20400 12000v1941h2590" svg:viewBox="0 0 2591 1942">
          <text:p/>
        </draw:connector>
        <draw:polygon draw:style-name="gr27" draw:text-style-name="P31" xml:id="id42" draw:id="id42" draw:layer="layout" svg:width="7.199cm" svg:height="12.199cm" draw:transform="rotate (-1.5707963267949) translate (18cm 4.2cm)" svg:viewBox="0 0 7200 12200" draw:points="200,12200 7200,12200 7200,8600 1600,8600 1600,3800 5600,3800 5600,0 0,0">
          <text:p/>
        </draw:polygon>
        <draw:custom-shape draw:style-name="gr28" draw:text-style-name="P25" xml:id="id43" draw:id="id43" draw:layer="layout" svg:width="5.8cm" svg:height="1.4cm" svg:x="2.2cm" svg:y="13.4cm">
          <text:p text:style-name="P25">交叉编译套件</text:p>
          <draw:enhanced-geometry svg:viewBox="0 0 21600 21600" draw:type="rectangle" draw:enhanced-path="M 0 0 L 21600 0 21600 21600 0 21600 0 0 Z N"/>
        </draw:custom-shape>
        <draw:polyline draw:style-name="gr29" draw:text-style-name="P30" xml:id="id44" draw:id="id44" draw:layer="layout" svg:width="1.199cm" svg:height="1.599cm" svg:x="5.2cm" svg:y="11.8cm" svg:viewBox="0 0 1200 1600" draw:points="0,1600 1200,0">
          <text:p/>
        </draw:polyline>
        <draw:custom-shape draw:style-name="gr28" draw:text-style-name="P25" xml:id="id45" draw:id="id45" draw:layer="layout" svg:width="5.8cm" svg:height="1.4cm" svg:x="2.2cm" svg:y="13.4cm">
          <text:p text:style-name="P25">target=i686-elf</text:p>
          <draw:enhanced-geometry svg:viewBox="0 0 21600 21600" draw:type="rectangle" draw:enhanced-path="M 0 0 L 21600 0 21600 21600 0 21600 0 0 Z N"/>
        </draw:custom-shape>
        <draw:custom-shape draw:style-name="gr30" draw:text-style-name="P32" xml:id="id46" draw:id="id46" draw:layer="layout" svg:width="6.6cm" svg:height="2.6cm" svg:x="20.6cm" svg:y="2.8cm">
          <text:p text:style-name="P32"><text:span text:style-name="T21">没错，我们将使用</text:span><text:span text:style-name="T21">GRUB</text:span></text:p>
          <text:p text:style-name="P32"><text:span text:style-name="T21">来引导我们的系统</text:span></text:p>
          <draw:enhanced-geometry svg:viewBox="0 0 21600 21600" draw:type="rectangle" draw:enhanced-path="M 0 0 L 21600 0 21600 21600 0 21600 0 0 Z N"/>
        </draw:custom-shape>
        <draw:custom-shape draw:style-name="gr31" draw:text-style-name="P23" xml:id="id47" draw:id="id47" draw:layer="layout" svg:width="6.4cm" svg:height="0.8cm" draw:transform="rotate (0.982620368872807) translate (22.053cm 10.151cm)">
          <text:p/>
          <draw:enhanced-geometry svg:viewBox="0 0 21600 21600" draw:text-areas="?f7 ?f0 21600 ?f2" draw:type="left-arrow" draw:modifiers="3236.11935635057 6193.0069930069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默认1" presentation:presentation-page-layout-name="AL2T1">
        <office:forms form:automatic-focus="false" form:apply-design-mode="false"/>
        <draw:frame presentation:style-name="pr8" draw:text-style-name="P21" draw:layer="layout" svg:width="18.2cm" svg:height="1.838cm" svg:x="9.6cm" svg:y="-0.033cm" presentation:class="title" presentation:user-transformed="true">
          <draw:text-box>
            <text:p>如何找Bug？</text:p>
          </draw:text-box>
        </draw:frame>
        <draw:frame draw:style-name="gr32" draw:text-style-name="P27" draw:layer="layout" svg:width="12cm" svg:height="1.17cm" svg:x="0.6cm" svg:y="2.8cm">
          <draw:text-box>
            <text:p xml:id="id48" text:id="id48"><text:span text:style-name="T19">i.e., </text:span><text:span text:style-name="T19">如何知道咱们的内核能不能跑？</text:span></text:p>
          </draw:text-box>
        </draw:frame>
        <draw:frame draw:style-name="gr33" draw:text-style-name="P33" draw:layer="layout" svg:width="12.2cm" svg:height="1.8cm" svg:x="3.4cm" svg:y="5cm">
          <draw:text-box>
            <text:p xml:id="id49" text:id="id49"><text:span text:style-name="T22">虚拟机（</text:span><text:span text:style-name="T22">e.g., Virtual Box</text:span><text:span text:style-name="T22">）</text:span></text:p>
          </draw:text-box>
        </draw:frame>
        <draw:frame draw:style-name="gr33" draw:text-style-name="P33" draw:layer="layout" svg:width="10.2cm" svg:height="1.8cm" svg:x="3.4cm" svg:y="7.6cm">
          <draw:text-box>
            <text:p xml:id="id50" text:id="id50"><text:span text:style-name="T22">QEMU</text:span><text:span text:style-name="T22">（</text:span><text:span text:style-name="T22">x86</text:span><text:span text:style-name="T22">模拟器）</text:span></text:p>
          </draw:text-box>
        </draw:frame>
        <draw:frame draw:style-name="gr33" draw:text-style-name="P33" draw:layer="layout" svg:width="10.6cm" svg:height="1.8cm" svg:x="3.4cm" svg:y="10.2cm">
          <draw:text-box>
            <text:p xml:id="id51" text:id="id51"><text:span text:style-name="T22">Bochs</text:span><text:span text:style-name="T22">（</text:span><text:span text:style-name="T22">x86</text:span><text:span text:style-name="T22">模拟器）</text:span></text:p>
          </draw:text-box>
        </draw:frame>
        <draw:custom-shape draw:style-name="gr24" draw:text-style-name="P28" xml:id="id52" draw:id="id52" draw:layer="layout" svg:width="1.2cm" svg:height="1.2cm" draw:transform="rotate (0.785398163397448) translate (15.2cm 5.849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956.5362198168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4" xml:id="id53" draw:id="id53" draw:layer="layout" svg:width="1.2cm" svg:height="1.2cm" svg:x="15.4cm" svg:y="7.8cm">
          <text:p/>
          <draw:enhanced-geometry svg:viewBox="0 0 21600 21600" draw:glue-points="10800 0 3163 3163 0 10800 3163 18437 10800 21600 18437 18437 21600 10800 18437 3163" draw:text-areas="3163 3163 18437 18437" draw:type="ring" draw:modifiers="4550.2081598667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35" xml:id="id55" draw:id="id55" draw:layer="layout" svg:width="0.6cm" svg:height="0.2cm" draw:transform="rotate (-0.847531884768447) translate (15.601cm 10.857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35" xml:id="id54" draw:id="id54" draw:layer="layout" svg:width="0.2cm" svg:height="1cm" draw:transform="rotate (-0.847531884768447) translate (16.468cm 10.628cm)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默认1" presentation:presentation-page-layout-name="AL2T1">
        <office:forms form:automatic-focus="false" form:apply-design-mode="false"/>
        <draw:frame presentation:style-name="pr8" draw:text-style-name="P21" draw:layer="layout" svg:width="18.2cm" svg:height="1.838cm" svg:x="9.6cm" svg:y="-0.033cm" presentation:class="title" presentation:user-transformed="true">
          <draw:text-box>
            <text:p>所以，我们的任务清单……</text:p>
          </draw:text-box>
        </draw:frame>
        <draw:frame draw:style-name="gr37" draw:text-style-name="P27" draw:layer="layout" svg:width="13.4cm" svg:height="1.4cm" svg:x="2.2cm" svg:y="3.8cm">
          <draw:text-box>
            <text:p xml:id="id56" text:id="id56"><text:span text:style-name="T19">构建纯粹的</text:span><text:span text:style-name="T19">GCC</text:span><text:span text:style-name="T19">交叉编译套件（</text:span><text:span text:style-name="T19">i686-elf</text:span><text:span text:style-name="T19">）</text:span></text:p>
          </draw:text-box>
        </draw:frame>
        <draw:frame draw:style-name="gr37" draw:text-style-name="P27" draw:layer="layout" svg:width="6.6cm" svg:height="1.4cm" svg:x="2.2cm" svg:y="5.8cm">
          <draw:text-box>
            <text:p xml:id="id57" text:id="id57"><text:span text:style-name="T19">构建</text:span><text:span text:style-name="T19">/</text:span><text:span text:style-name="T19">安装</text:span><text:span text:style-name="T19">Bochs</text:span></text:p>
          </draw:text-box>
        </draw:frame>
        <draw:frame draw:style-name="gr37" draw:text-style-name="P27" draw:layer="layout" svg:width="13.4cm" svg:height="1.4cm" svg:x="2.2cm" svg:y="7.8cm">
          <draw:text-box>
            <text:p xml:id="id58" text:id="id58"><text:span text:style-name="T19">规划项目结构</text:span></text:p>
          </draw:text-box>
        </draw:frame>
        <draw:custom-shape draw:style-name="gr38" draw:text-style-name="P25" xml:id="id59" draw:id="id59" draw:layer="layout" svg:width="8.2cm" svg:height="1.6cm" svg:x="12.8cm" svg:y="5.6cm">
          <text:p text:style-name="P25">个人推荐从源码构建</text:p>
          <draw:enhanced-geometry svg:viewBox="0 0 21600 21600" draw:type="rectangle" draw:enhanced-path="M 0 0 L 21600 0 21600 21600 0 21600 0 0 Z N"/>
        </draw:custom-shape>
        <draw:custom-shape draw:style-name="gr39" draw:text-style-name="P23" xml:id="id60" draw:id="id60" draw:layer="layout" svg:width="4.8cm" svg:height="0.6cm" svg:x="8cm" svg:y="6.2cm">
          <text:p/>
          <draw:enhanced-geometry svg:viewBox="0 0 21600 21600" draw:text-areas="?f7 ?f0 21600 ?f2" draw:type="left-arrow" draw:modifiers="3716.22578629452 6073.876871880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默认1" presentation:presentation-page-layout-name="AL2T1">
        <office:forms form:automatic-focus="false" form:apply-design-mode="false"/>
        <draw:frame draw:style-name="gr40" draw:text-style-name="P36" draw:layer="layout" svg:width="28cm" svg:height="2.161cm" svg:x="0cm" svg:y="7.039cm">
          <draw:text-box>
            <text:p text:style-name="P23"><text:span text:style-name="T23">D</text:span><text:span text:style-name="T24">EMONSTRATION </text:span><text:span text:style-name="T23">H</text:span><text:span text:style-name="T24">ER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默认1" presentation:presentation-page-layout-name="AL2T1">
        <office:forms form:automatic-focus="false" form:apply-design-mode="false"/>
        <draw:frame presentation:style-name="pr8" draw:text-style-name="P21" draw:layer="layout" svg:width="18.2cm" svg:height="1.838cm" svg:x="9.6cm" svg:y="-0.033cm" presentation:class="title">
          <draw:text-box>
            <text:p>项目结构规划</text:p>
          </draw:text-box>
        </draw:frame>
        <draw:custom-shape draw:style-name="gr41" draw:text-style-name="P38" xml:id="id61" draw:id="id61" draw:layer="layout" svg:width="4cm" svg:height="1.4cm" svg:x="3.4cm" svg:y="2.2cm">
          <text:p text:style-name="P38"><text:span text:style-name="T25">arch/</text:span></text:p>
          <draw:enhanced-geometry svg:viewBox="0 0 21600 21600" draw:type="rectangle" draw:enhanced-path="M 0 0 L 21600 0 21600 21600 0 21600 0 0 Z N"/>
        </draw:custom-shape>
        <draw:custom-shape draw:style-name="gr41" draw:text-style-name="P38" xml:id="id62" draw:id="id62" draw:layer="layout" svg:width="4cm" svg:height="1.4cm" svg:x="3.4cm" svg:y="4.4cm">
          <text:p text:style-name="P38"><text:span text:style-name="T25">kernel/</text:span></text:p>
          <draw:enhanced-geometry svg:viewBox="0 0 21600 21600" draw:type="rectangle" draw:enhanced-path="M 0 0 L 21600 0 21600 21600 0 21600 0 0 Z N"/>
        </draw:custom-shape>
        <draw:custom-shape draw:style-name="gr41" draw:text-style-name="P38" xml:id="id63" draw:id="id63" draw:layer="layout" svg:width="4cm" svg:height="1.4cm" svg:x="3.4cm" svg:y="6.4cm">
          <text:p text:style-name="P38"><text:span text:style-name="T25">includes/</text:span></text:p>
          <draw:enhanced-geometry svg:viewBox="0 0 21600 21600" draw:type="rectangle" draw:enhanced-path="M 0 0 L 21600 0 21600 21600 0 21600 0 0 Z N"/>
        </draw:custom-shape>
        <draw:frame draw:style-name="gr42" draw:text-style-name="P27" xml:id="id64" draw:id="id64" draw:layer="layout" svg:width="9cm" svg:height="1.489cm" svg:x="7.6cm" svg:y="4.311cm">
          <draw:text-box>
            <text:p><text:span text:style-name="T19">所有内核相关代码（</text:span><text:span text:style-name="T26">*.c</text:span><text:span text:style-name="T19">）</text:span></text:p>
          </draw:text-box>
        </draw:frame>
        <draw:frame draw:style-name="gr43" draw:text-style-name="P27" xml:id="id65" draw:id="id65" draw:layer="layout" svg:width="7.2cm" svg:height="1.289cm" svg:x="7.6cm" svg:y="6.4cm">
          <draw:text-box>
            <text:p><text:span text:style-name="T19">内核头文件（</text:span><text:span text:style-name="T26">*.h</text:span><text:span text:style-name="T19">）</text:span></text:p>
          </draw:text-box>
        </draw:frame>
        <draw:custom-shape draw:style-name="gr41" draw:text-style-name="P38" draw:layer="layout" svg:width="4cm" svg:height="1.4cm" svg:x="3.4cm" svg:y="8.4cm">
          <text:p text:style-name="P38"><text:span text:style-name="T25">hal/</text:span></text:p>
          <draw:enhanced-geometry svg:viewBox="0 0 21600 21600" draw:type="rectangle" draw:enhanced-path="M 0 0 L 21600 0 21600 21600 0 21600 0 0 Z N"/>
        </draw:custom-shape>
        <draw:custom-shape draw:style-name="gr41" draw:text-style-name="P38" draw:layer="layout" svg:width="4cm" svg:height="1.4cm" svg:x="3.4cm" svg:y="10.4cm">
          <text:p text:style-name="P38"><text:span text:style-name="T25">libs/</text:span></text:p>
          <draw:enhanced-geometry svg:viewBox="0 0 21600 21600" draw:type="rectangle" draw:enhanced-path="M 0 0 L 21600 0 21600 21600 0 21600 0 0 Z N"/>
        </draw:custom-shape>
        <draw:frame draw:style-name="gr43" draw:text-style-name="P27" draw:layer="layout" svg:width="7.2cm" svg:height="1.289cm" svg:x="7.6cm" svg:y="8.511cm">
          <draw:text-box>
            <text:p><text:span text:style-name="T19">硬件抽象层</text:span></text:p>
          </draw:text-box>
        </draw:frame>
        <draw:frame draw:style-name="gr43" draw:text-style-name="P27" draw:layer="layout" svg:width="7.2cm" svg:height="1.289cm" svg:x="7.6cm" svg:y="10.511cm">
          <draw:text-box>
            <text:p><text:span text:style-name="T19">一些常用库实现</text:span></text:p>
          </draw:text-box>
        </draw:frame>
        <draw:frame draw:style-name="gr43" draw:text-style-name="P27" draw:layer="layout" svg:width="7.2cm" svg:height="1.289cm" svg:x="7.6cm" svg:y="2.311cm">
          <draw:text-box>
            <text:p><text:span text:style-name="T19">平台</text:span><text:span text:style-name="T19">/</text:span><text:span text:style-name="T19">架构相关代码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默认1" presentation:presentation-page-layout-name="AL2T1">
        <office:forms form:automatic-focus="false" form:apply-design-mode="false"/>
        <draw:frame draw:style-name="gr40" draw:text-style-name="P36" draw:layer="layout" svg:width="28cm" svg:height="2.161cm" svg:x="0cm" svg:y="7.039cm">
          <draw:text-box>
            <text:p text:style-name="P23"><text:span text:style-name="T23">D</text:span><text:span text:style-name="T24">EMONSTRATION </text:span><text:span text:style-name="T23">H</text:span><text:span text:style-name="T24">ER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等线" svg:font-family="等线"/>
    <style:font-face style:name="等线 Light1" svg:font-family="'等线 Light'"/>
    <style:font-face style:name="Cascadia Code" svg:font-family="'Cascadia Code'" style:font-pitch="fixed"/>
    <style:font-face style:name="OCR A Std" svg:font-family="'OCR A Std'" style:font-family-generic="modern" style:font-pitch="fixed"/>
    <style:font-face style:name="Cascadia Code1" svg:font-family="'Cascadia Code'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Ubuntu" svg:font-family="Ubuntu" style:font-pitch="variable"/>
    <style:font-face style:name="cmr10" svg:font-family="cmr10" style:font-pitch="variable"/>
    <style:font-face style:name="等线1" svg:font-family="等线" style:font-pitch="variable"/>
    <style:font-face style:name="等线 Light" svg:font-family="'等线 Light'" style:font-pitch="variable"/>
    <style:font-face style:name="Liberation Sans" svg:font-family="'Liberation Sans'" style:font-family-generic="modern" style:font-pitch="variable"/>
    <style:font-face style:name="OCR A Std1" svg:font-family="'OCR A Std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itmap_20_1" draw:display-name="Bitmap 1" xlink:href="Pictures/10000201000007800000043867538937E03DD9F5.png" xlink:type="simple" xlink:show="embed" xlink:actuate="onLoad"/>
    <draw:fill-image draw:name="Bitmap_20_2" draw:display-name="Bitmap 2" xlink:href="Pictures/10000201000007800000043867538937E03DD9F5.png" xlink:type="simple" xlink:show="embed" xlink:actuate="onLoad"/>
    <draw:fill-image draw:name="background" xlink:href="Pictures/100000000000064000000384D6E0E29416C00A3C.png" xlink:type="simple" xlink:show="embed" xlink:actuate="onLoad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默认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默认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 CJK SC" style:font-family-complex="'Noto Sans CJK SC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默认1-outline1" style:family="presentation">
      <style:graphic-properties draw:stroke="none" draw:fill="none" draw:auto-grow-height="false" draw:fit-to-size="shrink-to-fit" style:shrink-to-fit="true">
        <text:list-style style:name="默认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1-outline2" style:family="presentation" style:parent-style-name="默认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1-outline3" style:family="presentation" style:parent-style-name="默认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1-outline4" style:family="presentation" style:parent-style-name="默认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1-outline5" style:family="presentation" style:parent-style-name="默认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1-outline6" style:family="presentation" style:parent-style-name="默认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1-outline7" style:family="presentation" style:parent-style-name="默认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1-outline8" style:family="presentation" style:parent-style-name="默认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1-outline9" style:family="presentation" style:parent-style-name="默认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1-subtitle" style:family="presentation">
      <style:graphic-properties draw:stroke="none" draw:fill="none" draw:textarea-vertical-align="middle">
        <text:list-style style:name="默认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1-title" style:family="presentation">
      <style:graphic-properties draw:stroke="none" draw:fill="none" draw:textarea-vertical-align="middle">
        <text:list-style style:name="默认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2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Noto Sans CJK SC" style:font-family-complex="'Noto Sans CJK S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默认1-title">
      <style:graphic-properties draw:auto-grow-height="false" fo:min-height="2.63cm"/>
      <style:paragraph-properties style:writing-mode="lr-tb"/>
    </style:style>
    <style:style style:name="Mpr5" style:family="presentation" style:parent-style-name="默认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默认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1" style:page-layout-name="PM1" draw:style-name="Mdp2">
      <draw:frame presentation:style-name="Mpr4" draw:text-style-name="MP7" draw:layer="backgroundobjects" svg:width="18.2cm" svg:height="1.372cm" svg:x="9.6cm" svg:y="0.2cm" presentation:class="title">
        <draw:text-box>
          <text:p>点击鼠标编辑标题文字格式</text:p>
        </draw:text-box>
      </draw:frame>
      <draw:frame presentation:style-name="默认1-outline1" draw:layer="backgroundobjects" svg:width="25.199cm" svg:height="9.134cm" svg:x="1.4cm" svg:y="4.266cm" presentation:class="outline" presentation:placeholder="true">
        <draw:text-box/>
      </draw:frame>
      <presentation:notes style:page-layout-name="PM0">
        <draw:page-thumbnail presentation:style-name="默认1-title" draw:layer="backgroundobjects" svg:width="19.798cm" svg:height="11.136cm" svg:x="0.6cm" svg:y="2.257cm" presentation:class="page"/>
        <draw:frame presentation:style-name="默认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1T00:36:52.026197504</meta:creation-date>
    <dc:date>2022-02-05T12:13:29.027914430</dc:date>
    <meta:editing-duration>PT3H24M27S</meta:editing-duration>
    <meta:editing-cycles>14</meta:editing-cycles>
    <meta:generator>LibreOffice/6.4.7.2$Linux_X86_64 LibreOffice_project/40$Build-2</meta:generator>
    <meta:document-statistic meta:object-count="136"/>
  </office:meta>
</office:document-meta>
</file>